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6.91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85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est Name</text:p>
          </table:table-cell>
          <table:table-cell table:style-name="ce2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13" table:default-cell-style-name="ce3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01</text:p>
          </table:table-cell>
          <table:table-cell table:style-name="ce1" office:value-type="string" calcext:value-type="string">
            <text:p>Test 03</text:p>
          </table:table-cell>
          <table:table-cell table:style-name="ce1" office:value-type="string" calcext:value-type="string">
            <text:p>Test 04</text:p>
          </table:table-cell>
          <table:table-cell table:style-name="ce1" office:value-type="string" calcext:value-type="string">
            <text:p>Test 05</text:p>
          </table:table-cell>
          <table:table-cell table:style-name="ce1" office:value-type="string" calcext:value-type="string">
            <text:p>Test 0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7</text:p>
          </table:table-cell>
          <table:table-cell table:style-name="ce1" office:value-type="string" calcext:value-type="string">
            <text:p>Test 23</text:p>
          </table:table-cell>
          <table:table-cell table:style-name="ce1" office:value-type="string" calcext:value-type="string">
            <text:p>Test 30</text:p>
          </table:table-cell>
          <table:table-cell table:style-name="ce1" table:number-columns-repeated="2"/>
          <table:table-cell table:style-name="ce8" table:number-columns-repeated="1007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A2];&quot;X&quot; )" office:value-type="float" office:value="9" calcext:value-type="float">
            <text:p>9</text:p>
          </table:table-cell>
          <table:table-cell table:number-columns-repeated="9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A3];&quot;X&quot; )" office:value-type="float" office:value="7" calcext:value-type="float">
            <text:p>7</text:p>
          </table:table-cell>
          <table:table-cell table:number-columns-repeated="6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A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A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A6];&quot;X&quot; )" office:value-type="float" office:value="6" calcext:value-type="float">
            <text:p>6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A7];&quot;X&quot; )" office:value-type="float" office:value="8" calcext:value-type="float">
            <text:p>8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A8];&quot;X&quot; )" office:value-type="float" office:value="10" calcext:value-type="float">
            <text:p>10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A9];&quot;X&quot; )" office:value-type="float" office:value="9" calcext:value-type="float">
            <text:p>9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A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A1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A1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A13];&quot;X&quot; )"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A1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Downgrade event</text:p>
          </table:table-cell>
          <table:table-cell table:formula="of:=COUNTIF([.E15:.AA1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A1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A1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8:.AA18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8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19:.AA1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9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0:.AA2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1:.AA21];&quot;X&quot; )" office:value-type="float" office:value="5" calcext:value-type="float">
            <text:p>5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2:.AA22];&quot;X&quot; )"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3:.AA23];&quot;X&quot; )" office:value-type="float" office:value="9" calcext:value-type="float">
            <text:p>9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4:.AA2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5:.AA2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6:.AA2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7:.AA2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8:.AA2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29:.AA2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0:.AA3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1:.AA3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1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2:.AA3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2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3:.AA3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4:.AA3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5:.AA3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5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6:.AA3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6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7:.AA3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8:.AA3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39:.AA3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Exec Update Query Returning</text:p>
          </table:table-cell>
          <table:table-cell table:formula="of:=COUNTIF([.E40:.AA4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1:.AA4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2:.AA4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3:.AA4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4:.AA4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5:.AA4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5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6:.AA46];&quot;X&quot; )" office:value-type="float" office:value="6" calcext:value-type="float">
            <text:p>6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46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7:.AA47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47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48:.AA48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49:.AA49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0:.AA50];&quot;X&quot; )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1:.AA51];&quot;X&quot; )"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2:.AA52];&quot;X&quot; )"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3:.AA5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4:.AA5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5:.AA55];&quot;X&quot; )" office:value-type="float" office:value="7" calcext:value-type="float">
            <text:p>7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6:.AA5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7:.AA5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58:.AA58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59:.AA5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0:.AA6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1:.AA61];&quot;X&quot; )" office:value-type="float" office:value="3" calcext:value-type="float">
            <text:p>3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2:.AA6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3:.AA6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Update</text:p>
          </table:table-cell>
          <table:table-cell table:formula="of:=COUNTIF([.E64:.AA6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5:.AA6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6:.AA6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7:.AA67];&quot;X&quot; )"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68:.AA6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69:.AA6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0:.AA7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1:.AA71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2:.AA7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3:.AA7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4:.AA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Master/Detail with detail</text:p>
          </table:table-cell>
          <table:table-cell table:formula="of:=COUNTIF([.E75:.AA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6:.AA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7:.AA7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78:.AA78];&quot;X&quot; )"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79:.AA7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0:.AA8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1:.AA8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2:.AA8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3:.AA8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4:.AA84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5:.AA8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6:.AA8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7:.AA8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87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88:.AA8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8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89:.AA8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9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0:.AA9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0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91:.AA9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92:.AA9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93:.AA9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94:.AA9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5:.AA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6:.AA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7:.AA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8:.AA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8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99:.AA9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100:.AA1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0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101:.AA10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01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102:.AA10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2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3:.AA103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4:.AA104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04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5:.AA10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5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6:.AA1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7:.AA1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8:.AA10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8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09:.AA10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9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10:.AA1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11:.AA11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1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12:.AA11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2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3:.AA11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4:.AA11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4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5:.AA115];&quot;X&quot; )" office:value-type="float" office:value="6" calcext:value-type="float">
            <text:p>6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15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6:.AA116];&quot;X&quot; )"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7:.AA117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8:.AA118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19:.AA119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20:.AA12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1:.AA121];&quot;X&quot; )" office:value-type="float" office:value="6" calcext:value-type="float">
            <text:p>6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2:.AA122];&quot;X&quot; 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3:.AA123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4:.AA124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5:.AA125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6:.AA1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7:.AA12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8:.AA128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29:.AA129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30:.AA13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1:.AA13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2:.AA13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3:.AA133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4:.AA13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5:.AA135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6:.AA13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7:.AA13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8:.AA13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39:.AA13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40:.AA14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1:.AA14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2:.AA142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3:.AA143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4:.AA14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5:.AA14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6:.AA14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6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7:.AA14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7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8:.AA148];&quot;X&quot; )" office:value-type="float" office:value="3" calcext:value-type="float">
            <text:p>3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48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49:.AA149];&quot;X&quot; 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50:.AA150];&quot;X&quot; )" office:value-type="float" office:value="3" calcext:value-type="float">
            <text:p>3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1:.AA151];&quot;X&quot; 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2:.AA152];&quot;X&quot; 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3:.AA153];&quot;X&quot; 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4:.AA154];&quot;X&quot; 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5:.AA155];&quot;X&quot; 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6:.AA156];&quot;X&quot; )" office:value-type="float" office:value="3" calcext:value-type="float">
            <text:p>3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7:.AA157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8:.AA158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Grants</text:p>
          </table:table-cell>
          <table:table-cell table:formula="of:=COUNTIF([.E159:.AA159];&quot;X&quot; 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60:.AA160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1:.AA16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1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2:.AA16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62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3:.AA163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63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4:.AA164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5:.AA16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6:.AA16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7:.AA167];&quot;X&quot; 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8:.AA168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69:.AA169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70:.AA170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1:.AA171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2:.AA172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3:.AA17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4:.AA1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5:.AA1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6:.AA176];&quot;X&quot; 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7:.AA17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8:.AA1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8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79:.AA17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9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80:.AA180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80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1:.AA181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2:.AA182];&quot;X&quot; )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3:.AA18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4:.AA184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5:.AA185];&quot;X&quot; )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6:.AA18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7:.AA1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88:.AA188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89:.AA189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90:.AA19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1:.AA191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2:.AA192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3:.AA19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4:.AA194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5:.AA1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6:.AA1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7:.AA1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8:.AA198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199:.AA19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200:.AA200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Activate Shadown</text:p>
          </table:table-cell>
          <table:table-cell table:formula="of:=COUNTIF([.E201:.AA20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2:.AA20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3:.AA20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4:.AA20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5:.AA20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6:.AA2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7:.AA2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8:.AA208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208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09:.AA20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9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10:.AA2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0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1:.AA21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2:.AA21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Monitor Prepare/Exect/Fetch</text:p>
          </table:table-cell>
          <table:table-cell table:formula="of:=COUNTIF([.E213:.AA21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4:.AA21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5:.AA21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6:.AA21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7:.AA21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8:.AA21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8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19:.AA219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19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0:.AA220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20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1:.AA22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2:.AA22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2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itng Personal Database</text:p>
          </table:table-cell>
          <table:table-cell table:formula="of:=COUNTIF([.E223:.AA22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3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4:.AA22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224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5:.AA22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26:.AA226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226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7:.AA227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28:.AA22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29:.AA22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0:.AA23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3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 style:data-style-name="N2" text:time-value="12:09:00.066485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29:36.950736686</meta:creation-date>
    <meta:generator>LibreOffice/6.0.7.3$Linux_X86_64 LibreOffice_project/00m0$Build-3</meta:generator>
    <dc:date>2020-06-29T17:04:47.540734611</dc:date>
    <meta:editing-duration>PT7H10M41S</meta:editing-duration>
    <meta:editing-cycles>29</meta:editing-cycles>
    <meta:document-statistic meta:table-count="2" meta:cell-count="981" meta:object-count="0"/>
  </office:meta>
</office:document-meta>
</file>